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59A70E04FF470434.png" manifest:media-type="image/png"/>
  <manifest:file-entry manifest:full-path="Pictures/10000000000000C8000000C8EF2EB21D56D0A4CD.png" manifest:media-type="image/png"/>
  <manifest:file-entry manifest:full-path="Pictures/10000000000000C8000000C8E2CF62DD18AABB3E.png" manifest:media-type="image/png"/>
  <manifest:file-entry manifest:full-path="Pictures/10000000000000C8000000C8C406BA39BE39843B.png" manifest:media-type="image/png"/>
  <manifest:file-entry manifest:full-path="Pictures/10000000000000C8000000C802DCDD78505530AE.png" manifest:media-type="image/png"/>
  <manifest:file-entry manifest:full-path="Pictures/10000000000000C8000000C8923A2748E059E239.png" manifest:media-type="image/png"/>
  <manifest:file-entry manifest:full-path="Pictures/10000000000000C8000000C8D6D5859250BBC322.png" manifest:media-type="image/png"/>
  <manifest:file-entry manifest:full-path="Pictures/10000000000000C8000000C8E657A456EA28FB6F.png" manifest:media-type="image/png"/>
  <manifest:file-entry manifest:full-path="Pictures/10000000000000C8000000C81E12BF7C1F1052E7.png" manifest:media-type="image/png"/>
  <manifest:file-entry manifest:full-path="Pictures/10000000000000C8000000C8063CD20A3514B8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291cm" svg:height="5.291cm" svg:x="2.54cm" svg:y="1.27cm">
          <draw:image xlink:href="Pictures/10000000000000C8000000C8063CD20A3514B8AE.png" xlink:type="simple" xlink:show="embed" xlink:actuate="onLoad" draw:mime-type="image/png">
            <text:p/>
          </draw:image>
        </draw:frame>
        <draw:frame draw:style-name="gr1" draw:text-style-name="P1" draw:layer="layout" svg:width="5.291cm" svg:height="5.291cm" svg:x="12.489cm" svg:y="1.27cm">
          <draw:image xlink:href="Pictures/10000000000000C8000000C81E12BF7C1F1052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5.291cm" svg:height="5.291cm" svg:x="13.97cm" svg:y="8.044cm">
          <draw:image xlink:href="Pictures/10000000000000C8000000C8D6D5859250BBC322.png" xlink:type="simple" xlink:show="embed" xlink:actuate="onLoad" draw:mime-type="image/png">
            <text:p/>
          </draw:image>
        </draw:frame>
        <draw:frame draw:style-name="gr1" draw:text-style-name="P1" draw:layer="layout" svg:width="5.291cm" svg:height="5.291cm" svg:x="1.059cm" svg:y="0.635cm">
          <draw:image xlink:href="Pictures/10000000000000C8000000C8923A2748E059E239.png" xlink:type="simple" xlink:show="embed" xlink:actuate="onLoad" draw:mime-type="image/png">
            <text:p/>
          </draw:image>
        </draw:frame>
        <draw:frame draw:style-name="gr1" draw:text-style-name="P1" draw:layer="layout" svg:width="5.291cm" svg:height="5.291cm" svg:x="13.759cm" svg:y="0.635cm">
          <draw:image xlink:href="Pictures/10000000000000C8000000C802DCDD78505530AE.png" xlink:type="simple" xlink:show="embed" xlink:actuate="onLoad" draw:mime-type="image/png">
            <text:p/>
          </draw:image>
        </draw:frame>
        <draw:frame draw:style-name="gr1" draw:text-style-name="P1" draw:layer="layout" svg:width="5.291cm" svg:height="5.291cm" svg:x="20.955cm" svg:y="8.255cm">
          <draw:image xlink:href="Pictures/10000000000000C8000000C8E657A456EA28FB6F.png" xlink:type="simple" xlink:show="embed" xlink:actuate="onLoad" draw:mime-type="image/png">
            <text:p/>
          </draw:image>
        </draw:frame>
        <draw:frame draw:style-name="gr1" draw:text-style-name="P1" draw:layer="layout" svg:width="5.291cm" svg:height="5.291cm" svg:x="1.27cm" svg:y="8.044cm">
          <draw:image xlink:href="Pictures/10000000000000C8000000C8C406BA39BE39843B.png" xlink:type="simple" xlink:show="embed" xlink:actuate="onLoad" draw:mime-type="image/png">
            <text:p/>
          </draw:image>
        </draw:frame>
        <draw:frame draw:style-name="gr1" draw:text-style-name="P1" draw:layer="layout" svg:width="5.291cm" svg:height="5.291cm" svg:x="7.62cm" svg:y="0.635cm">
          <draw:image xlink:href="Pictures/10000000000000C8000000C8E2CF62DD18AABB3E.png" xlink:type="simple" xlink:show="embed" xlink:actuate="onLoad" draw:mime-type="image/png">
            <text:p/>
          </draw:image>
        </draw:frame>
        <draw:frame draw:style-name="gr1" draw:text-style-name="P1" draw:layer="layout" svg:width="5.291cm" svg:height="5.291cm" svg:x="20.744cm" svg:y="0.635cm">
          <draw:image xlink:href="Pictures/10000000000000C8000000C8EF2EB21D56D0A4CD.png" xlink:type="simple" xlink:show="embed" xlink:actuate="onLoad" draw:mime-type="image/png">
            <text:p/>
          </draw:image>
        </draw:frame>
        <draw:frame draw:style-name="gr1" draw:text-style-name="P1" draw:layer="layout" svg:width="5.291cm" svg:height="5.291cm" svg:x="7.62cm" svg:y="8.044cm">
          <draw:image xlink:href="Pictures/10000000000000C8000000C859A70E04FF4704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6T15:14:01.039428758</meta:creation-date>
    <meta:print-date>2022-12-16T15:18:46.279777615</meta:print-date>
    <dc:date>2022-12-16T15:31:29.435707976</dc:date>
    <meta:editing-duration>PT7M18S</meta:editing-duration>
    <meta:editing-cycles>1</meta:editing-cycles>
    <meta:document-statistic meta:object-count="35"/>
    <meta:generator>LibreOffice/7.3.7.2$Linux_X86_64 LibreOffice_project/30$Build-2</meta:generator>
  </office:meta>
</office:document-meta>
</file>